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153f1" officeooo:paragraph-rsid="000153f1" style:font-size-asian="14pt" style:font-size-complex="14pt"/>
    </style:style>
    <style:style style:name="P2" style:family="paragraph" style:parent-style-name="Standard">
      <style:text-properties fo:font-size="14pt" officeooo:rsid="000153f1" officeooo:paragraph-rsid="0002565a" style:font-size-asian="14pt" style:font-size-complex="14pt"/>
    </style:style>
    <style:style style:name="P3" style:family="paragraph" style:parent-style-name="Standard" style:list-style-name="L1">
      <style:text-properties fo:font-size="14pt" officeooo:rsid="0002565a" officeooo:paragraph-rsid="0002565a" style:font-size-asian="14pt" style:font-size-complex="14pt"/>
    </style:style>
    <style:style style:name="P4" style:family="paragraph" style:parent-style-name="Standard">
      <style:text-properties fo:font-size="14pt" officeooo:rsid="0002565a" officeooo:paragraph-rsid="0002565a" style:font-size-asian="14pt" style:font-size-complex="14pt"/>
    </style:style>
    <style:style style:name="P5" style:family="paragraph" style:parent-style-name="Standard">
      <style:text-properties fo:font-size="14pt" officeooo:rsid="0004fc6f" officeooo:paragraph-rsid="0004fc6f" style:font-size-asian="14pt" style:font-size-complex="14pt"/>
    </style:style>
    <style:style style:name="P6" style:family="paragraph" style:parent-style-name="Standard">
      <style:text-properties officeooo:paragraph-rsid="0002565a"/>
    </style:style>
    <style:style style:name="P7" style:family="paragraph" style:parent-style-name="Standard">
      <style:text-properties officeooo:paragraph-rsid="00028352"/>
    </style:style>
    <style:style style:name="P8" style:family="paragraph" style:parent-style-name="Standard" style:list-style-name="L3">
      <style:text-properties officeooo:paragraph-rsid="00028352"/>
    </style:style>
    <style:style style:name="P9" style:family="paragraph" style:parent-style-name="Standard">
      <style:text-properties officeooo:paragraph-rsid="00028d8d"/>
    </style:style>
    <style:style style:name="P10" style:family="paragraph" style:parent-style-name="Standard">
      <style:text-properties officeooo:paragraph-rsid="0004fc6f"/>
    </style:style>
    <style:style style:name="P11" style:family="paragraph" style:parent-style-name="Standard">
      <style:text-properties officeooo:paragraph-rsid="000928d4"/>
    </style:style>
    <style:style style:name="T1" style:family="text">
      <style:text-properties officeooo:rsid="0002565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c9211e"/>
    </style:style>
    <style:style style:name="T4" style:family="text">
      <style:text-properties fo:color="#c9211e" fo:font-size="14pt" officeooo:rsid="0002565a" style:font-size-asian="14pt" style:font-size-complex="14pt"/>
    </style:style>
    <style:style style:name="T5" style:family="text">
      <style:text-properties fo:color="#000000"/>
    </style:style>
    <style:style style:name="T6" style:family="text">
      <style:text-properties fo:color="#000000" fo:font-size="14pt" officeooo:rsid="0002565a" style:font-size-asian="14pt" style:font-size-complex="14pt"/>
    </style:style>
    <style:style style:name="T7" style:family="text">
      <style:text-properties fo:color="#000000" fo:font-size="14pt" officeooo:rsid="000153f1" style:font-size-asian="14pt" style:font-size-complex="14pt"/>
    </style:style>
    <style:style style:name="T8" style:family="text">
      <style:text-properties fo:color="#000000" fo:font-size="14pt" officeooo:rsid="00028352" style:font-size-asian="14pt" style:font-size-complex="14pt"/>
    </style:style>
    <style:style style:name="T9" style:family="text">
      <style:text-properties fo:color="#000000" fo:font-size="14pt" officeooo:rsid="0003ba9d" style:font-size-asian="14pt" style:font-size-complex="14pt"/>
    </style:style>
    <style:style style:name="T10" style:family="text">
      <style:text-properties fo:color="#000000" fo:font-size="14pt" officeooo:rsid="00065116" style:font-size-asian="14pt" style:font-size-complex="14pt"/>
    </style:style>
    <style:style style:name="T11" style:family="text">
      <style:text-properties fo:color="#000000" fo:font-size="14pt" officeooo:rsid="0002565a" style:font-size-asian="12.25pt" style:font-size-complex="14pt"/>
    </style:style>
    <style:style style:name="T12" style:family="text">
      <style:text-properties fo:color="#000000" fo:font-size="14pt" officeooo:rsid="00028352" style:font-size-asian="12.25pt" style:font-size-complex="14pt"/>
    </style:style>
    <style:style style:name="T13" style:family="text">
      <style:text-properties fo:color="#000000" fo:font-size="14pt" fo:font-style="italic" officeooo:rsid="0002565a" style:font-size-asian="14pt" style:font-style-asian="italic" style:font-size-complex="14pt" style:font-style-complex="italic"/>
    </style:style>
    <style:style style:name="T14" style:family="text">
      <style:text-properties fo:color="#000000" fo:font-size="12pt" officeooo:rsid="0002565a" style:font-size-asian="12pt" style:font-size-complex="12pt"/>
    </style:style>
    <style:style style:name="T15" style:family="text">
      <style:text-properties fo:color="#000000" fo:font-size="12pt" officeooo:rsid="0007b0e9" style:font-size-asian="12pt" style:font-size-complex="12pt"/>
    </style:style>
    <style:style style:name="T16" style:family="text">
      <style:text-properties fo:color="#000000" fo:font-size="12pt" officeooo:rsid="000928d4" style:font-size-asian="12pt" style:font-size-complex="12pt"/>
    </style:style>
    <style:style style:name="T17" style:family="text">
      <style:text-properties officeooo:rsid="0004fc6f"/>
    </style:style>
    <style:style style:name="T18" style:family="text">
      <style:text-properties officeooo:rsid="0007b0e9"/>
    </style:style>
    <style:style style:name="T19" style:family="text">
      <style:text-properties officeooo:rsid="000928d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Y</text:p>
      <text:p text:style-name="P1"/>
      <text:p text:style-name="P5">-link om de dataset te downloaden:</text:p>
      <text:p text:style-name="P1">https://www.kaggle.com/meowmeowmeowmeowmeow/gtsrb-german-traffic-sign/</text:p>
      <text:p text:style-name="P1"/>
      <text:p text:style-name="P1">Hier zie je een overzicht over de bestanden en codes in traffic-sign map</text:p>
      <text:p text:style-name="P1"/>
      <text:p text:style-name="P1">-”Train” map: bevat de dataset, een verzameling van verkeersborden foto’s. </text:p>
      <text:p text:style-name="P1">-”TarinV2” map: bevat enkel de verkeersborden die we nodig hebben in ons project</text:p>
      <text:p text:style-name="P1">-”output” map: bevat de getrained model en plot van training proces voor “TrainV2”</text:p>
      <text:p text:style-name="P1">-”outputFullData” map: bevat de getrained model en plot van training proces voor <text:tab/><text:tab/><text:tab/><text:tab/>“Train”</text:p>
      <text:p text:style-name="P1"/>
      <text:p text:style-name="P1">-”tafficsignnet.py” : de samenstelling van de model.</text:p>
      <text:p text:style-name="P2">-”train.py” : om de model te trainen. Belangrijke lijnen <text:span text:style-name="T1">in de code:</text:span></text:p>
      <text:list xml:id="list1672072886" text:style-name="L1">
        <text:list-item>
          <text:p text:style-name="P3">lijn 74: NUM_EPOCHS <text:s/>(nu: 30)</text:p>
        </text:list-item>
        <text:list-item>
          <text:p text:style-name="P3">lijn 79: de naam van de <text:span text:style-name="T2">labels</text:span>.csv</text:p>
        </text:list-item>
        <text:list-item>
          <text:p text:style-name="P3">lijn 87-106: in dit blokje zijn er twee aparte blokjes (commented and uncommented) zie de commentaar boven elk blokje </text:p>
        </text:list-item>
      </text:list>
      <text:p text:style-name="P4"><text:s text:c="3"/><text:span text:style-name="T3">ps: </text:span><text:span text:style-name="T5">om de code te laten runnen kan je deze command line in de terminal schrijven</text:span></text:p>
      <text:p text:style-name="P6"><text:span text:style-name="T6"><text:tab/>“</text:span><text:span text:style-name="T14">python train.py –dataset &lt;file name&gt; --model&lt;file and model name&gt; –plot&lt;file name&gt;”</text:span></text:p>
      <text:p text:style-name="P6"><text:span text:style-name="T14"><text:tab/>python train.py –dataset traffic-signs –model output/trafficsignnet.model –plot o<text:tab/><text:tab/><text:tab/><text:tab/><text:tab/><text:tab/><text:tab/><text:tab/><text:tab/><text:tab/><text:tab/><text:tab/>utput/plot.png </text:span></text:p>
      <text:p text:style-name="P6"><text:span text:style-name="T14"/></text:p>
      <text:p text:style-name="P6"><text:span text:style-name="T14"><text:tab/></text:span><text:span text:style-name="T11">of <text:s/></text:span><text:span text:style-name="T12">door “launch.json” <text:s/>te copieren en dan de code te debuggen. </text:span></text:p>
      <text:p text:style-name="P6"><text:span text:style-name="T12"/></text:p>
      <text:p text:style-name="P7"><text:span text:style-name="T12">-”predict.py”: om een stel van foto’s te prediceren.</text:span><text:span text:style-name="T7">Belangrijke lijnen </text:span><text:span text:style-name="T6">in de code:</text:span></text:p>
      <text:list xml:id="list995383050" text:style-name="L3">
        <text:list-item>
          <text:p text:style-name="P8"><text:span text:style-name="T6">l</text:span><text:span text:style-name="T8">ijn 28: </text:span><text:span text:style-name="T6">de naam van de </text:span><text:span text:style-name="T13">labels</text:span><text:span text:style-name="T6">.csv</text:span></text:p>
        </text:list-item>
        <text:list-item>
          <text:p text:style-name="P8"><text:span text:style-name="T6">l</text:span><text:span text:style-name="T8">ijn 34: het aantal foto’s die zullen worden geprediceerd <text:tab/>(nu:25). De foto’s worden opgeslagen in <text:tab/>“example/exampleFullData” </text:span></text:p>
        </text:list-item>
      </text:list>
      <text:p text:style-name="P7"/>
      <text:p text:style-name="P10"><text:tab/><text:span text:style-name="T4">ps: </text:span><text:span text:style-name="T6">om de code te laten runnen kan je deze command line in de termina</text:span><text:span text:style-name="T10">l <text:tab/><text:tab/></text:span><text:span text:style-name="T6">schrijven.</text:span></text:p>
      <text:p text:style-name="P10"><text:span text:style-name="T6"><text:tab/>“</text:span><text:span text:style-name="T14">python </text:span><text:span text:style-name="T15">predict</text:span><text:span text:style-name="T14">.py –</text:span><text:span text:style-name="T15">model</text:span><text:span text:style-name="T14"> &lt;</text:span><text:span text:style-name="T15">model</text:span><text:span text:style-name="T14"> name&gt; --</text:span><text:span text:style-name="T15">images</text:span><text:span text:style-name="T14">&lt;file name&gt; –</text:span><text:span text:style-name="T15">example</text:span><text:span text:style-name="T14">&lt;file name&gt;”</text:span></text:p>
      <text:p text:style-name="P11"><text:span text:style-name="T14"><text:tab/>python </text:span><text:span text:style-name="T15">predict</text:span><text:span text:style-name="T14">.py –</text:span><text:span text:style-name="T15">model</text:span><text:span text:style-name="T14"> utput/trafficsignnet.model --</text:span><text:span text:style-name="T15">images</text:span><text:span text:style-name="T14"> </text:span><text:span text:style-name="T16">test</text:span><text:span text:style-name="T14"> –</text:span><text:span text:style-name="T15">example</text:span><text:span text:style-name="T14"> examples</text:span></text:p>
      <text:p text:style-name="P10"><text:span text:style-name="T14"/></text:p>
      <text:p text:style-name="P10"><text:span text:style-name="T14"><text:tab/></text:span><text:span text:style-name="T11">of <text:s/></text:span><text:span text:style-name="T12">door “launch.json” <text:s/>te copieren en dan de code te debuggen. </text:span></text:p>
      <text:p text:style-name="P10"><text:span text:style-name="T12"/></text:p>
      <text:p text:style-name="P10"><text:span text:style-name="T8">-”traffisSignTest.py”: om de model te testen met de webcam. Er zijn functies</text:span></text:p>
      <text:p text:style-name="P10"><text:span text:style-name="T8"><text:s/>in die niet worden gebruikt.</text:span></text:p>
      <text:p text:style-name="P9"><text:span text:style-name="T8"/></text:p>
      <text:p text:style-name="P9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9T08:51:24.941433013</meta:creation-date>
    <dc:date>2021-04-09T10:09:22.317619002</dc:date>
    <meta:editing-duration>PT44M54S</meta:editing-duration>
    <meta:editing-cycles>7</meta:editing-cycles>
    <meta:generator>LibreOffice/6.4.6.2$Linux_X86_64 LibreOffice_project/40$Build-2</meta:generator>
    <meta:document-statistic meta:table-count="0" meta:image-count="0" meta:object-count="0" meta:page-count="1" meta:paragraph-count="26" meta:word-count="271" meta:character-count="1816" meta:non-whitespace-character-count="1538"/>
  </office:meta>
</office:document-meta>
</file>